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098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ll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Black 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5.8">
            <text:p>5.8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.6">
            <text:p>4.6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pound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powder hallucinogen inhalant. Mildly addictive, and overdose is uncommon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<text:span text:style-name="T3">A mid-end powder </text:span>stimulant inhalant. Addiction is common, and overdose is dead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pound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uspex Lens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Nala's Anti-Petrification Agent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</text:p>
          </table:table-cell>
          <table:table-cell table:number-columns-repeated="53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02">11/02/2023</text:date>, <text:time>20:4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3-11-02T20:49:42.83</dc:date>
    <meta:editing-duration>P21DT4H8M20S</meta:editing-duration>
    <meta:editing-cycles>15</meta:editing-cycles>
    <meta:generator>OpenOffice/4.1.13$Win32 OpenOffice.org_project/4113m1$Build-9810</meta:generator>
    <meta:document-statistic meta:table-count="1" meta:cell-count="519" meta:object-count="0"/>
  </office:meta>
</office:document-meta>
</file>